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a8c0" officeooo:paragraph-rsid="000ea8c0"/>
    </style:style>
    <style:style style:name="P2" style:family="paragraph" style:parent-style-name="Standard">
      <style:text-properties officeooo:rsid="0011aadb" officeooo:paragraph-rsid="0011aadb"/>
    </style:style>
    <style:style style:name="P3" style:family="paragraph" style:parent-style-name="Standard">
      <style:text-properties officeooo:rsid="00124fe7" officeooo:paragraph-rsid="00124fe7"/>
    </style:style>
    <style:style style:name="P4" style:family="paragraph" style:parent-style-name="Standard">
      <style:text-properties officeooo:rsid="00126b0a" officeooo:paragraph-rsid="00126b0a"/>
    </style:style>
    <style:style style:name="P5" style:family="paragraph" style:parent-style-name="Standard">
      <style:text-properties officeooo:rsid="00176c58" officeooo:paragraph-rsid="00176c58"/>
    </style:style>
    <style:style style:name="P6" style:family="paragraph" style:parent-style-name="Standard">
      <style:text-properties officeooo:rsid="0018f2d0" officeooo:paragraph-rsid="0018f2d0"/>
    </style:style>
    <style:style style:name="P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8f2d0" officeooo:paragraph-rsid="0018f2d0"/>
    </style:style>
    <style:style style:name="P8" style:family="paragraph" style:parent-style-name="Standard" style:list-style-name="L1">
      <style:text-properties officeooo:rsid="0018f2d0" officeooo:paragraph-rsid="0018f2d0"/>
    </style:style>
    <style:style style:name="P9" style:family="paragraph" style:parent-style-name="Standard">
      <style:text-properties officeooo:rsid="0018f2d0" officeooo:paragraph-rsid="0018f2d0"/>
    </style:style>
    <style:style style:name="P10" style:family="paragraph" style:parent-style-name="Standard" style:list-style-name="L2">
      <style:text-properties officeooo:rsid="001dfe6c" officeooo:paragraph-rsid="001dfe6c"/>
    </style:style>
    <style:style style:name="P11" style:family="paragraph" style:parent-style-name="Standard" style:list-style-name="L2">
      <style:text-properties officeooo:rsid="001ef222" officeooo:paragraph-rsid="001ef222"/>
    </style:style>
    <style:style style:name="P12" style:family="paragraph" style:parent-style-name="Standard" style:list-style-name="L2">
      <style:text-properties officeooo:rsid="00203a7f" officeooo:paragraph-rsid="00203a7f"/>
    </style:style>
    <style:style style:name="P13" style:family="paragraph" style:parent-style-name="Standard" style:list-style-name="L2">
      <style:text-properties officeooo:rsid="0022c85e" officeooo:paragraph-rsid="0022c85e"/>
    </style:style>
    <style:style style:name="P14" style:family="paragraph" style:parent-style-name="Standard" style:list-style-name="L2">
      <style:text-properties officeooo:rsid="002422fd" officeooo:paragraph-rsid="002422fd"/>
    </style:style>
    <style:style style:name="P15" style:family="paragraph" style:parent-style-name="Standard" style:list-style-name="L2">
      <style:text-properties officeooo:rsid="00261c6d" officeooo:paragraph-rsid="00261c6d"/>
    </style:style>
    <style:style style:name="P16" style:family="paragraph" style:parent-style-name="Standard" style:list-style-name="L2">
      <style:text-properties officeooo:rsid="00268dfc" officeooo:paragraph-rsid="00268dfc"/>
    </style:style>
    <style:style style:name="P17" style:family="paragraph" style:parent-style-name="Standard" style:list-style-name="L2">
      <style:text-properties officeooo:rsid="00277f27" officeooo:paragraph-rsid="00277f27"/>
    </style:style>
    <style:style style:name="P18" style:family="paragraph" style:parent-style-name="Standard" style:list-style-name="L2">
      <style:text-properties officeooo:rsid="002d9f3c" officeooo:paragraph-rsid="002d9f3c"/>
    </style:style>
    <style:style style:name="P19" style:family="paragraph" style:parent-style-name="Standard" style:list-style-name="L2">
      <style:text-properties officeooo:rsid="0030446c" officeooo:paragraph-rsid="0030446c"/>
    </style:style>
    <style:style style:name="P20" style:family="paragraph" style:parent-style-name="Standard" style:list-style-name="L2">
      <style:text-properties officeooo:rsid="00310f2c" officeooo:paragraph-rsid="00310f2c"/>
    </style:style>
    <style:style style:name="P21" style:family="paragraph" style:parent-style-name="Standard" style:list-style-name="L2">
      <style:text-properties officeooo:rsid="00327a3c" officeooo:paragraph-rsid="00327a3c"/>
    </style:style>
    <style:style style:name="P22" style:family="paragraph" style:parent-style-name="Standard" style:list-style-name="L2">
      <style:text-properties officeooo:rsid="0032a4b8" officeooo:paragraph-rsid="0032a4b8"/>
    </style:style>
    <style:style style:name="P23" style:family="paragraph" style:parent-style-name="Standard" style:list-style-name="L2">
      <style:text-properties officeooo:rsid="0033b79f" officeooo:paragraph-rsid="0033b79f"/>
    </style:style>
    <style:style style:name="P24" style:family="paragraph" style:parent-style-name="Standard" style:list-style-name="L2">
      <style:text-properties officeooo:rsid="00347f40" officeooo:paragraph-rsid="00347f40"/>
    </style:style>
    <style:style style:name="P25" style:family="paragraph" style:parent-style-name="Standard" style:list-style-name="L2">
      <style:text-properties officeooo:rsid="003612b3" officeooo:paragraph-rsid="003612b3"/>
    </style:style>
    <style:style style:name="P26" style:family="paragraph" style:parent-style-name="Standard" style:list-style-name="L2">
      <style:text-properties officeooo:rsid="00365005" officeooo:paragraph-rsid="00365005"/>
    </style:style>
    <style:style style:name="P27" style:family="paragraph" style:parent-style-name="Standard" style:list-style-name="L2">
      <style:text-properties officeooo:rsid="00378693" officeooo:paragraph-rsid="00378693"/>
    </style:style>
    <style:style style:name="P28" style:family="paragraph" style:parent-style-name="Standard" style:list-style-name="L2">
      <style:text-properties officeooo:rsid="003ae517" officeooo:paragraph-rsid="003ae517"/>
    </style:style>
    <style:style style:name="P29" style:family="paragraph" style:parent-style-name="Standard" style:list-style-name="L2">
      <style:text-properties officeooo:rsid="003c04ae" officeooo:paragraph-rsid="003c04ae"/>
    </style:style>
    <style:style style:name="P30" style:family="paragraph" style:parent-style-name="Standard" style:list-style-name="L2">
      <style:text-properties officeooo:rsid="003cb2c5" officeooo:paragraph-rsid="003cb2c5"/>
    </style:style>
    <style:style style:name="P31" style:family="paragraph" style:parent-style-name="Standard" style:list-style-name="L2">
      <style:text-properties officeooo:rsid="003f03b0" officeooo:paragraph-rsid="003f03b0"/>
    </style:style>
    <style:style style:name="P32" style:family="paragraph" style:parent-style-name="Standard" style:list-style-name="L2">
      <style:text-properties officeooo:rsid="003fe8ee" officeooo:paragraph-rsid="003fe8ee"/>
    </style:style>
    <style:style style:name="P33" style:family="paragraph" style:parent-style-name="Standard" style:list-style-name="L2">
      <style:text-properties officeooo:rsid="0040b968" officeooo:paragraph-rsid="0040b968"/>
    </style:style>
    <style:style style:name="P34" style:family="paragraph" style:parent-style-name="Standard" style:list-style-name="L2">
      <style:text-properties officeooo:rsid="00426286" officeooo:paragraph-rsid="00426286"/>
    </style:style>
    <style:style style:name="P35" style:family="paragraph" style:parent-style-name="Standard" style:list-style-name="L2">
      <style:text-properties officeooo:rsid="0043dd07" officeooo:paragraph-rsid="0043dd07"/>
    </style:style>
    <style:style style:name="P36" style:family="paragraph" style:parent-style-name="Standard" style:list-style-name="L2">
      <style:text-properties officeooo:rsid="0047477c" officeooo:paragraph-rsid="0047477c"/>
    </style:style>
    <style:style style:name="P37" style:family="paragraph" style:parent-style-name="Standard" style:list-style-name="L2">
      <style:text-properties officeooo:rsid="004880d7" officeooo:paragraph-rsid="004880d7"/>
    </style:style>
    <style:style style:name="P38" style:family="paragraph" style:parent-style-name="Standard" style:list-style-name="L2">
      <style:text-properties officeooo:rsid="004b2139" officeooo:paragraph-rsid="004b2139"/>
    </style:style>
    <style:style style:name="P39" style:family="paragraph" style:parent-style-name="Standard" style:list-style-name="L2">
      <style:text-properties officeooo:rsid="004bf470" officeooo:paragraph-rsid="004bf470"/>
    </style:style>
    <style:style style:name="P40" style:family="paragraph" style:parent-style-name="Standard" style:list-style-name="L2">
      <style:text-properties officeooo:rsid="004d03aa" officeooo:paragraph-rsid="004d03aa"/>
    </style:style>
    <style:style style:name="P41" style:family="paragraph" style:parent-style-name="Standard" style:list-style-name="L2">
      <style:text-properties officeooo:rsid="004f21fa" officeooo:paragraph-rsid="004f21fa"/>
    </style:style>
    <style:style style:name="P42" style:family="paragraph" style:parent-style-name="Standard" style:list-style-name="L2">
      <style:text-properties officeooo:rsid="0050e195" officeooo:paragraph-rsid="0050e195"/>
    </style:style>
    <style:style style:name="P43" style:family="paragraph" style:parent-style-name="Standard" style:list-style-name="L2">
      <style:text-properties officeooo:rsid="00520a22" officeooo:paragraph-rsid="00520a22"/>
    </style:style>
    <style:style style:name="P44" style:family="paragraph" style:parent-style-name="Standard" style:list-style-name="L2">
      <style:text-properties officeooo:rsid="00530518" officeooo:paragraph-rsid="00530518"/>
    </style:style>
    <style:style style:name="P45" style:family="paragraph" style:parent-style-name="Standard" style:list-style-name="L2">
      <style:text-properties officeooo:rsid="0054b0ea" officeooo:paragraph-rsid="0054b0ea"/>
    </style:style>
    <style:style style:name="P46" style:family="paragraph" style:parent-style-name="Standard" style:list-style-name="L2">
      <style:text-properties officeooo:rsid="0055f3bc" officeooo:paragraph-rsid="0055f3bc"/>
    </style:style>
    <style:style style:name="P47" style:family="paragraph" style:parent-style-name="Standard" style:list-style-name="L2">
      <style:text-properties officeooo:rsid="0057b8d9" officeooo:paragraph-rsid="0057b8d9"/>
    </style:style>
    <style:style style:name="P48" style:family="paragraph" style:parent-style-name="Standard" style:list-style-name="L2">
      <style:text-properties officeooo:rsid="005a42da" officeooo:paragraph-rsid="005a42da"/>
    </style:style>
    <style:style style:name="P49" style:family="paragraph" style:parent-style-name="Standard" style:list-style-name="L2">
      <style:text-properties officeooo:rsid="005ad805" officeooo:paragraph-rsid="005ad805"/>
    </style:style>
    <style:style style:name="P50" style:family="paragraph" style:parent-style-name="Standard" style:list-style-name="L2">
      <style:text-properties officeooo:rsid="005cb413" officeooo:paragraph-rsid="005cb413"/>
    </style:style>
    <style:style style:name="P51" style:family="paragraph" style:parent-style-name="Standard" style:list-style-name="L2">
      <style:text-properties officeooo:rsid="005db2b8" officeooo:paragraph-rsid="005db2b8"/>
    </style:style>
    <style:style style:name="P52" style:family="paragraph" style:parent-style-name="Standard" style:list-style-name="L2">
      <style:text-properties officeooo:rsid="00615863" officeooo:paragraph-rsid="00615863"/>
    </style:style>
    <style:style style:name="P53" style:family="paragraph" style:parent-style-name="Standard" style:list-style-name="L2">
      <style:text-properties officeooo:rsid="0061f179" officeooo:paragraph-rsid="0061f179"/>
    </style:style>
    <style:style style:name="P54" style:family="paragraph" style:parent-style-name="Standard" style:list-style-name="L2">
      <style:text-properties officeooo:rsid="00627e07" officeooo:paragraph-rsid="00627e07"/>
    </style:style>
    <style:style style:name="P55" style:family="paragraph" style:parent-style-name="Standard" style:list-style-name="L2">
      <style:text-properties officeooo:rsid="0062f221" officeooo:paragraph-rsid="0062f221"/>
    </style:style>
    <style:style style:name="P56" style:family="paragraph" style:parent-style-name="Standard">
      <style:text-properties officeooo:rsid="0068c625" officeooo:paragraph-rsid="0068c625"/>
    </style:style>
    <style:style style:name="P57" style:family="paragraph" style:parent-style-name="Standard" style:list-style-name="L3">
      <style:text-properties officeooo:rsid="006ce6cf" officeooo:paragraph-rsid="006ce6cf"/>
    </style:style>
    <style:style style:name="P58" style:family="paragraph" style:parent-style-name="Standard" style:list-style-name="L3">
      <style:text-properties officeooo:rsid="006dca6b" officeooo:paragraph-rsid="006dca6b"/>
    </style:style>
    <style:style style:name="P59" style:family="paragraph" style:parent-style-name="Standard" style:list-style-name="L3">
      <style:text-properties officeooo:rsid="006e8852" officeooo:paragraph-rsid="006e8852"/>
    </style:style>
    <style:style style:name="P60" style:family="paragraph" style:parent-style-name="Standard" style:list-style-name="L3">
      <style:text-properties officeooo:rsid="006ea86e" officeooo:paragraph-rsid="006ea86e"/>
    </style:style>
    <style:style style:name="P61" style:family="paragraph" style:parent-style-name="Standard" style:list-style-name="L3">
      <style:text-properties officeooo:rsid="007176f5" officeooo:paragraph-rsid="007176f5"/>
    </style:style>
    <style:style style:name="P62" style:family="paragraph" style:parent-style-name="Standard" style:list-style-name="L3">
      <style:text-properties officeooo:rsid="0074b7a3" officeooo:paragraph-rsid="0074b7a3"/>
    </style:style>
    <style:style style:name="P63" style:family="paragraph" style:parent-style-name="Standard" style:list-style-name="L3">
      <style:text-properties officeooo:rsid="007650c7" officeooo:paragraph-rsid="007650c7"/>
    </style:style>
    <style:style style:name="P64" style:family="paragraph" style:parent-style-name="Standard" style:list-style-name="L3">
      <style:text-properties officeooo:rsid="00775960" officeooo:paragraph-rsid="00775960"/>
    </style:style>
    <style:style style:name="P65" style:family="paragraph" style:parent-style-name="Standard" style:list-style-name="L3">
      <style:text-properties officeooo:rsid="0077e62f" officeooo:paragraph-rsid="0077e62f"/>
    </style:style>
    <style:style style:name="P66" style:family="paragraph" style:parent-style-name="Standard" style:list-style-name="L3">
      <style:text-properties officeooo:rsid="007c3ef4" officeooo:paragraph-rsid="007c3ef4"/>
    </style:style>
    <style:style style:name="P67" style:family="paragraph" style:parent-style-name="Standard" style:list-style-name="L3">
      <style:text-properties officeooo:rsid="007cea3e" officeooo:paragraph-rsid="007cea3e"/>
    </style:style>
    <style:style style:name="P68" style:family="paragraph" style:parent-style-name="Standard" style:list-style-name="L3">
      <style:text-properties officeooo:rsid="007d3d3d" officeooo:paragraph-rsid="007d3d3d"/>
    </style:style>
    <style:style style:name="P69" style:family="paragraph" style:parent-style-name="Standard" style:list-style-name="L3">
      <style:text-properties officeooo:rsid="007eaab3" officeooo:paragraph-rsid="007eaab3"/>
    </style:style>
    <style:style style:name="P70" style:family="paragraph" style:parent-style-name="Standard" style:list-style-name="L3">
      <style:text-properties officeooo:rsid="0082f0e4" officeooo:paragraph-rsid="0082f0e4"/>
    </style:style>
    <style:style style:name="P71" style:family="paragraph" style:parent-style-name="Standard" style:list-style-name="L3">
      <style:text-properties officeooo:rsid="00851fb4" officeooo:paragraph-rsid="00851fb4"/>
    </style:style>
    <style:style style:name="P72" style:family="paragraph" style:parent-style-name="Standard" style:list-style-name="L3">
      <style:text-properties officeooo:rsid="0087f54a" officeooo:paragraph-rsid="0087f54a"/>
    </style:style>
    <style:style style:name="P73" style:family="paragraph" style:parent-style-name="Standard" style:list-style-name="L3">
      <style:text-properties officeooo:rsid="008b5df1" officeooo:paragraph-rsid="008b5df1"/>
    </style:style>
    <style:style style:name="P74" style:family="paragraph" style:parent-style-name="Standard" style:list-style-name="L3">
      <style:text-properties officeooo:rsid="008f7389" officeooo:paragraph-rsid="008f7389"/>
    </style:style>
    <style:style style:name="P75" style:family="paragraph" style:parent-style-name="Standard" style:list-style-name="L3">
      <style:text-properties officeooo:rsid="008ff641" officeooo:paragraph-rsid="008ff641"/>
    </style:style>
    <style:style style:name="P76" style:family="paragraph" style:parent-style-name="Standard" style:list-style-name="L3">
      <style:text-properties officeooo:rsid="0090e447" officeooo:paragraph-rsid="0090e447"/>
    </style:style>
    <style:style style:name="P77" style:family="paragraph" style:parent-style-name="Standard" style:list-style-name="L3">
      <style:text-properties officeooo:rsid="0092b220" officeooo:paragraph-rsid="0092b220"/>
    </style:style>
    <style:style style:name="P78" style:family="paragraph" style:parent-style-name="Standard" style:list-style-name="L3">
      <style:text-properties officeooo:rsid="0093c43f" officeooo:paragraph-rsid="0093c43f"/>
    </style:style>
    <style:style style:name="P79" style:family="paragraph" style:parent-style-name="Standard" style:list-style-name="L3">
      <style:text-properties officeooo:rsid="00969134" officeooo:paragraph-rsid="00969134"/>
    </style:style>
    <style:style style:name="P80" style:family="paragraph" style:parent-style-name="Standard">
      <style:text-properties officeooo:rsid="00969134" officeooo:paragraph-rsid="00969134"/>
    </style:style>
    <style:style style:name="P81" style:family="paragraph" style:parent-style-name="Standard">
      <style:text-properties officeooo:rsid="0099fd90" officeooo:paragraph-rsid="0099fd90"/>
    </style:style>
    <style:style style:name="P82" style:family="paragraph" style:parent-style-name="Standard" style:list-style-name="L4">
      <style:text-properties officeooo:rsid="009cf3e2" officeooo:paragraph-rsid="009cf3e2"/>
    </style:style>
    <style:style style:name="P83" style:family="paragraph" style:parent-style-name="Standard" style:list-style-name="L4">
      <style:text-properties officeooo:rsid="009f11d5" officeooo:paragraph-rsid="009f11d5"/>
    </style:style>
    <style:style style:name="P84" style:family="paragraph" style:parent-style-name="Standard" style:list-style-name="L4">
      <style:text-properties officeooo:rsid="009f165a" officeooo:paragraph-rsid="009f165a"/>
    </style:style>
    <style:style style:name="P85" style:family="paragraph" style:parent-style-name="Standard" style:list-style-name="L4">
      <style:text-properties officeooo:rsid="00a44a08" officeooo:paragraph-rsid="00a44a08"/>
    </style:style>
    <style:style style:name="P86" style:family="paragraph" style:parent-style-name="Standard" style:list-style-name="L4">
      <style:text-properties officeooo:rsid="00a5943c" officeooo:paragraph-rsid="00a5943c"/>
    </style:style>
    <style:style style:name="P87" style:family="paragraph" style:parent-style-name="Standard" style:list-style-name="L4">
      <style:text-properties officeooo:rsid="00a5cd47" officeooo:paragraph-rsid="00a5cd47"/>
    </style:style>
    <style:style style:name="P88" style:family="paragraph" style:parent-style-name="Standard" style:list-style-name="L4">
      <style:text-properties officeooo:rsid="00a6f3db" officeooo:paragraph-rsid="00a6f3db"/>
    </style:style>
    <style:style style:name="P89" style:family="paragraph" style:parent-style-name="Standard" style:list-style-name="L4">
      <style:text-properties officeooo:rsid="00a8446f" officeooo:paragraph-rsid="00a8446f"/>
    </style:style>
    <style:style style:name="P90" style:family="paragraph" style:parent-style-name="Standard" style:list-style-name="L4">
      <style:text-properties officeooo:rsid="00a960a6" officeooo:paragraph-rsid="00a960a6"/>
    </style:style>
    <style:style style:name="P91" style:family="paragraph" style:parent-style-name="Standard" style:list-style-name="L4">
      <style:text-properties officeooo:rsid="00ab4169" officeooo:paragraph-rsid="00ab4169"/>
    </style:style>
    <style:style style:name="P92" style:family="paragraph" style:parent-style-name="Standard" style:list-style-name="L4">
      <style:text-properties officeooo:rsid="00aee8ed" officeooo:paragraph-rsid="00aee8ed"/>
    </style:style>
    <style:style style:name="P93" style:family="paragraph" style:parent-style-name="Standard" style:list-style-name="L4">
      <style:text-properties officeooo:rsid="00b0d57b" officeooo:paragraph-rsid="00b0d57b"/>
    </style:style>
    <style:style style:name="P94" style:family="paragraph" style:parent-style-name="Standard" style:list-style-name="L4">
      <style:text-properties officeooo:rsid="00b246e6" officeooo:paragraph-rsid="00b246e6"/>
    </style:style>
    <style:style style:name="P95" style:family="paragraph" style:parent-style-name="Standard" style:list-style-name="L4">
      <style:text-properties officeooo:rsid="00b4c4da" officeooo:paragraph-rsid="00b4c4da"/>
    </style:style>
    <style:style style:name="P96" style:family="paragraph" style:parent-style-name="Standard" style:list-style-name="L4">
      <style:text-properties officeooo:rsid="00b6681b" officeooo:paragraph-rsid="00b6681b"/>
    </style:style>
    <style:style style:name="P97" style:family="paragraph" style:parent-style-name="Standard" style:list-style-name="L4">
      <style:text-properties officeooo:rsid="00b71640" officeooo:paragraph-rsid="00b71640"/>
    </style:style>
    <style:style style:name="P98" style:family="paragraph" style:parent-style-name="Standard" style:list-style-name="L4">
      <style:text-properties officeooo:rsid="00b7c411" officeooo:paragraph-rsid="00b7c411"/>
    </style:style>
    <style:style style:name="P99" style:family="paragraph" style:parent-style-name="Standard" style:list-style-name="L4">
      <style:text-properties officeooo:rsid="00b7e260" officeooo:paragraph-rsid="00b7e260"/>
    </style:style>
    <style:style style:name="P100" style:family="paragraph" style:parent-style-name="Standard" style:list-style-name="L4">
      <style:text-properties officeooo:rsid="00b89a56" officeooo:paragraph-rsid="00b89a56"/>
    </style:style>
    <style:style style:name="P101" style:family="paragraph" style:parent-style-name="Standard" style:list-style-name="L4">
      <style:text-properties officeooo:rsid="00ba7a11" officeooo:paragraph-rsid="00ba7a11"/>
    </style:style>
    <style:style style:name="P102" style:family="paragraph" style:parent-style-name="Standard" style:list-style-name="L4">
      <style:text-properties officeooo:rsid="00bd8c7c" officeooo:paragraph-rsid="00bd8c7c"/>
    </style:style>
    <style:style style:name="P103" style:family="paragraph" style:parent-style-name="Standard" style:list-style-name="L4">
      <style:text-properties officeooo:rsid="00be3bf3" officeooo:paragraph-rsid="00be3bf3"/>
    </style:style>
    <style:style style:name="P104" style:family="paragraph" style:parent-style-name="Standard" style:list-style-name="L4">
      <style:text-properties officeooo:rsid="00bffd8f" officeooo:paragraph-rsid="00bffd8f"/>
    </style:style>
    <style:style style:name="P105" style:family="paragraph" style:parent-style-name="Standard" style:list-style-name="L4">
      <style:text-properties officeooo:rsid="00c26f15" officeooo:paragraph-rsid="00c26f15"/>
    </style:style>
    <style:style style:name="P106" style:family="paragraph" style:parent-style-name="Standard" style:list-style-name="L4">
      <style:text-properties officeooo:rsid="00c44a2e" officeooo:paragraph-rsid="00c44a2e"/>
    </style:style>
    <style:style style:name="P10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8f2d0" officeooo:paragraph-rsid="0018f2d0"/>
    </style:style>
    <style:style style:name="P10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99fd90" officeooo:paragraph-rsid="00969134"/>
    </style:style>
    <style:style style:name="T1" style:family="text">
      <style:text-properties officeooo:rsid="0015917c"/>
    </style:style>
    <style:style style:name="T2" style:family="text">
      <style:text-properties officeooo:rsid="001f375a"/>
    </style:style>
    <style:style style:name="T3" style:family="text">
      <style:text-properties officeooo:rsid="002959b5"/>
    </style:style>
    <style:style style:name="T4" style:family="text">
      <style:text-properties officeooo:rsid="003958d0"/>
    </style:style>
    <style:style style:name="T5" style:family="text">
      <style:text-properties officeooo:rsid="0050ef1e"/>
    </style:style>
    <style:style style:name="T6" style:family="text">
      <style:text-properties officeooo:rsid="00541b4a"/>
    </style:style>
    <style:style style:name="T7" style:family="text">
      <style:text-properties officeooo:rsid="00594a8b"/>
    </style:style>
    <style:style style:name="T8" style:family="text">
      <style:text-properties officeooo:rsid="007055c4"/>
    </style:style>
    <style:style style:name="T9" style:family="text">
      <style:text-properties officeooo:rsid="00719fa6"/>
    </style:style>
    <style:style style:name="T10" style:family="text">
      <style:text-properties officeooo:rsid="0074f694"/>
    </style:style>
    <style:style style:name="T11" style:family="text">
      <style:text-properties officeooo:rsid="0077e62f"/>
    </style:style>
    <style:style style:name="T12" style:family="text">
      <style:text-properties officeooo:rsid="007c3ef4"/>
    </style:style>
    <style:style style:name="T13" style:family="text">
      <style:text-properties officeooo:rsid="00815393"/>
    </style:style>
    <style:style style:name="T14" style:family="text">
      <style:text-properties officeooo:rsid="0083106f"/>
    </style:style>
    <style:style style:name="T15" style:family="text">
      <style:text-properties officeooo:rsid="0087f811"/>
    </style:style>
    <style:style style:name="T16" style:family="text">
      <style:text-properties officeooo:rsid="00a0dfcf"/>
    </style:style>
    <style:style style:name="T17" style:family="text">
      <style:text-properties officeooo:rsid="00abda8d"/>
    </style:style>
    <style:style style:name="T18" style:family="text">
      <style:text-properties officeooo:rsid="00afef12"/>
    </style:style>
    <style:style style:name="T19" style:family="text">
      <style:text-properties officeooo:rsid="00bbebee"/>
    </style:style>
    <style:style style:name="T20" style:family="text">
      <style:text-properties officeooo:rsid="00c19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1 </text:p>
      <text:p text:style-name="P1"/>
      <text:p text:style-name="P1"/>
      <text:p text:style-name="P2">30% Øvinger </text:p>
      <text:p text:style-name="P2">20% Midterm </text:p>
      <text:p text:style-name="P2">50% Eksamen </text:p>
      <text:p text:style-name="P2"/>
      <text:p text:style-name="P2">Man har lekser hvor man skal angripe eller forsvare ting</text:p>
      <text:p text:style-name="P3">Bare de 5 beste av alle 6 teller på karakteren. </text:p>
      <text:p text:style-name="P4">Om midterm-karrakteren er lavere enn eksamenskarrakteren vil eksamenskarrakteren <text:span text:style-name="T1">overskrive </text:span>den</text:p>
      <text:p text:style-name="P4"/>
      <text:p text:style-name="P4"/>
      <text:p text:style-name="P5">Docker…</text:p>
      <text:p text:style-name="P5"/>
      <text:p text:style-name="P5"/>
      <text:p text:style-name="P7">FORELESNINGEN</text:p>
      <text:p text:style-name="P6"/>
      <text:list xml:id="list333320511786801259" text:style-name="L1">
        <text:list-item>
          <text:p text:style-name="P8">Threats: Tinh som kan gå galt</text:p>
        </text:list-item>
      </text:list>
      <text:list xml:id="list550973978524864820" text:style-name="L2">
        <text:list-item>
          <text:p text:style-name="P10">Kan være problemer I suply-chainen (At man ikke får det man forventet at man skulle få) </text:p>
        </text:list-item>
        <text:list-item>
          <text:p text:style-name="P11">Software vulnerbilities (memory). <text:span text:style-name="T2">(Men man må også være veldig klar over at det er svakheter I den virkelige verden som lett er større)</text:span></text:p>
        </text:list-item>
        <text:list-item>
          <text:p text:style-name="P12">Database security</text:p>
        </text:list-item>
        <text:list-item>
          <text:p text:style-name="P13">Selskap er ofte ikke like motivert til å gjøre privacy som security. (Så man <text:s/>trenger lover) </text:p>
        </text:list-item>
        <text:list-item>
          <text:p text:style-name="P14">Mange mulige svakheter. Spessielt når man knytter sammen informasjon. </text:p>
        </text:list-item>
        <text:list-item>
          <text:p text:style-name="P15">Av og til kan det være veldig enkle bugs som “Vanlige” folk kan gjøre </text:p>
        </text:list-item>
        <text:list-item>
          <text:p text:style-name="P16">Access controll og authentication. </text:p>
        </text:list-item>
        <text:list-item>
          <text:p text:style-name="P17">Maskinlæringsalgoritmene kan ha problemer med <text:span text:style-name="T3">hva de faktisk sier. Dette kan også brukes til å angripe. </text:span></text:p>
        </text:list-item>
        <text:list-item>
          <text:p text:style-name="P18">Minimer risiko </text:p>
          <text:list>
            <text:list-item>
              <text:p text:style-name="P18">Separer tingene </text:p>
            </text:list-item>
            <text:list-item>
              <text:p text:style-name="P18">Beskytt apper og data </text:p>
            </text:list-item>
          </text:list>
        </text:list-item>
        <text:list-item>
          <text:p text:style-name="P18">Når noe skjer </text:p>
          <text:list>
            <text:list-item>
              <text:p text:style-name="P18">Ha en plan </text:p>
            </text:list-item>
            <text:list-item>
              <text:p text:style-name="P18">Lagre logger</text:p>
            </text:list-item>
          </text:list>
        </text:list-item>
        <text:list-item>
          <text:p text:style-name="P19">Blockchains og smart contracts</text:p>
          <text:list>
            <text:list-item>
              <text:p text:style-name="P20">Unstable consensus: risk or wait </text:p>
            </text:list-item>
            <text:list-item>
              <text:p text:style-name="P20">Double spending attacs </text:p>
            </text:list-item>
            <text:list-item>
              <text:p text:style-name="P20">Redundanct and fault tolerance </text:p>
            </text:list-item>
            <text:list-item>
              <text:p text:style-name="P20">Smart contracts </text:p>
              <text:list>
                <text:list-item>
                  <text:p text:style-name="P20">Bruker-deffinerte program som kjører på toppen av blockchains</text:p>
                </text:list-item>
              </text:list>
            </text:list-item>
          </text:list>
        </text:list-item>
        <text:list-item>
          <text:p text:style-name="P21">Ethics/policies, personal health data </text:p>
          <text:list>
            <text:list-item>
              <text:p text:style-name="P22">Hvilke insentiver har selskap til å kreve sikkerhet. </text:p>
            </text:list-item>
            <text:list-item>
              <text:p text:style-name="P23">Data-beskyttelses-lover</text:p>
            </text:list-item>
          </text:list>
        </text:list-item>
        <text:list-item>
          <text:p text:style-name="P24">E-voting protocols </text:p>
          <text:list>
            <text:list-item>
              <text:p text:style-name="P25">I noen kantoner I Sveits kan man stemme over nettet. f.eks I Vaud. </text:p>
            </text:list-item>
            <text:list-item>
              <text:p text:style-name="P26">Man ønsker å garantere hemmelighet, samtidig som man garanterer integriteten til alt. </text:p>
            </text:list-item>
          </text:list>
        </text:list-item>
        <text:list-item>
          <text:p text:style-name="P27">Det man vil beskytte er vanligvis informasjon, informsjonssystem og fysiske systemer. <text:span text:style-name="T4">(og mennesker :^) )</text:span></text:p>
        </text:list-item>
        <text:list-item>
          <text:p text:style-name="P28">Grunnleggende egenskaper</text:p>
          <text:list>
            <text:list-item>
              <text:p text:style-name="P29"><text:soft-page-break/>Konfendensialitet </text:p>
              <text:list>
                <text:list-item>
                  <text:p text:style-name="P30">Begrense hvem som kan lese noe. </text:p>
                </text:list-item>
              </text:list>
            </text:list-item>
            <text:list-item>
              <text:p text:style-name="P31">Integritet </text:p>
              <text:list>
                <text:list-item>
                  <text:p text:style-name="P31">Man vil sikrer på at informasjonen fortsetter å være korrekt. </text:p>
                </text:list-item>
                <text:list-item>
                  <text:p text:style-name="P32">Motvirke og oppdage modifikasjoner</text:p>
                </text:list-item>
                <text:list-item>
                  <text:p text:style-name="P33">Om ting ikke er konfidensielt kan man legge ut informasjonen, slik at alle kan se det. </text:p>
                </text:list-item>
              </text:list>
            </text:list-item>
            <text:list-item>
              <text:p text:style-name="P34">Tilgjengelighet </text:p>
              <text:list>
                <text:list-item>
                  <text:p text:style-name="P36">Sørge for at informasjon er tilgjengelig. </text:p>
                </text:list-item>
              </text:list>
            </text:list-item>
            <text:list-item>
              <text:p text:style-name="P34">Autentisitet</text:p>
              <text:list>
                <text:list-item>
                  <text:p text:style-name="P35">At man skal være sikker på at man får noe fra dem de sier at de er</text:p>
                </text:list-item>
              </text:list>
            </text:list-item>
            <text:list-item>
              <text:p text:style-name="P37">Non-repudiation </text:p>
              <text:list>
                <text:list-item>
                  <text:p text:style-name="P37">Man vil kunne si at noen som har sagt noe aldri kan si at de aldri har sagt det. </text:p>
                </text:list-item>
              </text:list>
            </text:list-item>
            <text:list-item>
              <text:p text:style-name="P38">Konfidensidentialitet</text:p>
              <text:list>
                <text:list-item>
                  <text:p text:style-name="P38">Om hvam dataene handler om </text:p>
                </text:list-item>
                <text:list-item>
                  <text:p text:style-name="P38">Bare gi tilgang til de som skal kunne lese det</text:p>
                </text:list-item>
              </text:list>
            </text:list-item>
            <text:list-item>
              <text:p text:style-name="P38">Anonymitet </text:p>
              <text:list>
                <text:list-item>
                  <text:p text:style-name="P41">Hindre en link mellom data og person</text:p>
                </text:list-item>
                <text:list-item>
                  <text:p text:style-name="P39">Vanskelig, på grunn av egenskaper</text:p>
                </text:list-item>
                <text:list-item>
                  <text:p text:style-name="P42">k-anomytet, når man reduserer “oppløsningen” av informasjon for å redusere presisjonen <text:span text:style-name="T5">og gjøre det vanskeligere å finne dem </text:span></text:p>
                </text:list-item>
              </text:list>
            </text:list-item>
            <text:list-item>
              <text:p text:style-name="P40">Pseudonomity</text:p>
              <text:list>
                <text:list-item>
                  <text:p text:style-name="P43">Reversibel anonymitet</text:p>
                </text:list-item>
                <text:list-item>
                  <text:p text:style-name="P44">Noen har en <text:span text:style-name="T6">nøkkel for å finne ut hvem det er.</text:span></text:p>
                </text:list-item>
                <text:list-item>
                  <text:p text:style-name="P45">Vanskelig å få til rett. </text:p>
                </text:list-item>
              </text:list>
            </text:list-item>
            <text:list-item>
              <text:p text:style-name="P46">Absence of information </text:p>
              <text:list>
                <text:list-item>
                  <text:p text:style-name="P47">Helst ha et system som ikke trenger å <text:span text:style-name="T7">vite alt om en person som skal bruke et system, </text:span></text:p>
                </text:list-item>
                <text:list-item>
                  <text:p text:style-name="P48">Ikke be om unødvendig info/slett den som ikke trengs. </text:p>
                </text:list-item>
                <text:list-item>
                  <text:p text:style-name="P49">Jobb på ktyptert informasjon </text:p>
                </text:list-item>
                <text:list-item>
                  <text:p text:style-name="P50">Homomorfisme: Man jobber på dataen uten å noensinne dekryptere den. </text:p>
                </text:list-item>
              </text:list>
            </text:list-item>
            <text:list-item>
              <text:p text:style-name="P51">Det er en del forskjeller mellom Security og Privacy</text:p>
            </text:list-item>
            <text:list-item>
              <text:p text:style-name="P52">Passiv GPS vs rader </text:p>
              <text:list>
                <text:list-item>
                  <text:p text:style-name="P53">GPS er privacy by design. </text:p>
                </text:list-item>
              </text:list>
            </text:list-item>
          </text:list>
        </text:list-item>
        <text:list-item>
          <text:p text:style-name="P54">Risk asessment </text:p>
          <text:list>
            <text:list-item>
              <text:p text:style-name="P55">Vurder sannsynlighet for at noe kan skje, og konsekvensene av det. </text:p>
            </text:list-item>
          </text:list>
        </text:list-item>
        <text:list-item>
          <text:p text:style-name="P55"/>
        </text:list-item>
      </text:list>
      <text:p text:style-name="P6"/>
      <text:p text:style-name="P6"/>
      <text:p text:style-name="P7"/>
      <text:p text:style-name="P6"/>
      <text:p text:style-name="P56">Del 3 </text:p>
      <text:p text:style-name="P56"/>
      <text:list xml:id="list8401246818399884685" text:style-name="L3">
        <text:list-item>
          <text:p text:style-name="P57">Deffinisjon av Threat: </text:p>
          <text:list>
            <text:list-item>
              <text:p text:style-name="P58">Potensiellkilde til uønsket hendelse, som kan føre til skade på systemet eller en orgnisasjon </text:p>
            </text:list-item>
            <text:list-item>
              <text:p text:style-name="P58">……………………………..</text:p>
            </text:list-item>
          </text:list>
        </text:list-item>
        <text:list-item>
          <text:p text:style-name="P59">Man må kunne beskytte seg mot både cyber-threats og non-cyber threats</text:p>
          <text:list>
            <text:list-item>
              <text:p text:style-name="P60">Disk failure, Ild, vann, miste grunnleggende <text:span text:style-name="T8">hjelpemiddler. </text:span></text:p>
            </text:list-item>
          </text:list>
        </text:list-item>
        <text:list-item>
          <text:p text:style-name="P61">Grunner til at noen hacker: profitt (liten til organisert kriminalitet, <text:span text:style-name="T9">industriell spionasje</text:span>)</text:p>
        </text:list-item>
        <text:list-item>
          <text:p text:style-name="P62">Mye man kan gjøre om man <text:span text:style-name="T10">kan gjøre…</text:span></text:p>
        </text:list-item>
        <text:list-item>
          <text:p text:style-name="P63"><text:soft-page-break/>Cyber attack lifecycle </text:p>
          <text:list>
            <text:list-item>
              <text:p text:style-name="P64">Preparation <text:s/><text:span text:style-name="T11">(Deffiner et mål, få redskaper, undersøke mål) </text:span></text:p>
            </text:list-item>
            <text:list-item>
              <text:p text:style-name="P65">Gain access <text:span text:style-name="T12">(</text:span></text:p>
            </text:list-item>
            <text:list-item>
              <text:p text:style-name="P66">Maintain access (Utvide aksess, få credentials, forsterke fotfeste =&gt; Installer bakdører, bevege seg oppover)</text:p>
            </text:list-item>
            <text:list-item>
              <text:p text:style-name="P66">Complete mission </text:p>
            </text:list-item>
            <text:list-item>
              <text:p text:style-name="P67">Cover traces</text:p>
            </text:list-item>
          </text:list>
        </text:list-item>
        <text:list-item>
          <text:p text:style-name="P68">Comodity threats </text:p>
          <text:list>
            <text:list-item>
              <text:p text:style-name="P69">Vanligvis ikke skjult på noen som helst måte <text:span text:style-name="T13">+ “Shotgun aproach”</text:span></text:p>
            </text:list-item>
            <text:list-item>
              <text:p text:style-name="P70">Fullstendig automatisert, <text:span text:style-name="T14">veldig automatisert</text:span></text:p>
            </text:list-item>
          </text:list>
        </text:list-item>
        <text:list-item>
          <text:p text:style-name="P71">Former </text:p>
          <text:list>
            <text:list-item>
              <text:p text:style-name="P71">Malware infected spa, </text:p>
            </text:list-item>
            <text:list-item>
              <text:p text:style-name="P71">Utpressnings-spam, ondsinnet reklame, ormer</text:p>
            </text:list-item>
          </text:list>
        </text:list-item>
        <text:list-item>
          <text:p text:style-name="P72">Word-dokument <text:span text:style-name="T15">er farlige, hør på advarslene</text:span></text:p>
          <text:list>
            <text:list-item>
              <text:p text:style-name="P73">Man kan kjøre powershell fra gamle word-dokument?</text:p>
            </text:list-item>
          </text:list>
        </text:list-item>
        <text:list-item>
          <text:p text:style-name="P74">Hactivism </text:p>
          <text:list>
            <text:list-item>
              <text:p text:style-name="P75">Politisk mativert hacking </text:p>
            </text:list-item>
          </text:list>
        </text:list-item>
        <text:list-item>
          <text:p text:style-name="P76">Advanced persistent threat (APR)</text:p>
          <text:list>
            <text:list-item>
              <text:p text:style-name="P77">Prøver å holde seg inne I selskap for flere år. </text:p>
            </text:list-item>
            <text:list-item>
              <text:p text:style-name="P78">Koordinert, I stedet for automatisert </text:p>
            </text:list-item>
            <text:list-item>
              <text:p text:style-name="P78">Ofte godt finansiert</text:p>
            </text:list-item>
          </text:list>
        </text:list-item>
        <text:list-item>
          <text:p text:style-name="P79">Sørg for å segregere delene av et nettverk</text:p>
        </text:list-item>
      </text:list>
      <text:p text:style-name="P80"/>
      <text:p text:style-name="P108"/>
      <text:p text:style-name="P81"/>
      <text:p text:style-name="P81">Del 4</text:p>
      <text:p text:style-name="P81"/>
      <text:list xml:id="list3226761324122288453" text:style-name="L4">
        <text:list-item>
          <text:p text:style-name="P82">Malware </text:p>
          <text:list>
            <text:list-item>
              <text:p text:style-name="P82">Mange typer</text:p>
            </text:list-item>
            <text:list-item>
              <text:p text:style-name="P82">Virus, Trojaner, Trojan downloaders and droppers, ….</text:p>
            </text:list-item>
          </text:list>
        </text:list-item>
        <text:list-item>
          <text:p text:style-name="P83">Et virus er noe som infiserer filer. De kan <text:span text:style-name="T16">reproduseres ved å </text:span>infisere <text:span text:style-name="T16">nye</text:span></text:p>
        </text:list-item>
        <text:list-item>
          <text:p text:style-name="P83">Worms </text:p>
          <text:list>
            <text:list-item>
              <text:p text:style-name="P84">Programmer som infiserer nye maskiner automatisk. </text:p>
            </text:list-item>
          </text:list>
        </text:list-item>
        <text:list-item>
          <text:p text:style-name="P85">Trojanere </text:p>
          <text:list>
            <text:list-item>
              <text:p text:style-name="P86">En malware inne I en nyttig programvare eller fil </text:p>
            </text:list-item>
          </text:list>
        </text:list-item>
        <text:list-item>
          <text:p text:style-name="P87">Rootkits</text:p>
          <text:list>
            <text:list-item>
              <text:p text:style-name="P88">Programvaren som gjemmer at det er malware på datamaskinen</text:p>
            </text:list-item>
            <text:list-item>
              <text:p text:style-name="P89">Man kan f.eks infisere BIOS-en</text:p>
            </text:list-item>
          </text:list>
        </text:list-item>
        <text:list-item>
          <text:p text:style-name="P90">Ransomware</text:p>
          <text:list>
            <text:list-item>
              <text:p text:style-name="P91">Krypterer hele harddisken, og <text:span text:style-name="T17">ber om penger for at det skal dekryptere det</text:span></text:p>
            </text:list-item>
          </text:list>
        </text:list-item>
        <text:list-item>
          <text:p text:style-name="P92">Bitcoin har gjort det mye <text:span text:style-name="T18">lettere for ransomware </text:span></text:p>
        </text:list-item>
        <text:list-item>
          <text:p text:style-name="P93">Nation-state malware </text:p>
          <text:list>
            <text:list-item>
              <text:p text:style-name="P94">f.eks Stuxnet (Kan ofte gjøre ganske avanserte ting) </text:p>
            </text:list-item>
            <text:list-item>
              <text:p text:style-name="P96">Flame </text:p>
              <text:list>
                <text:list-item>
                  <text:p text:style-name="P95">Selv-modifiserende malware</text:p>
                </text:list-item>
              </text:list>
            </text:list-item>
          </text:list>
        </text:list-item>
        <text:list-item>
          <text:p text:style-name="P96">DdoS</text:p>
          <text:list>
            <text:list-item>
              <text:p text:style-name="P96">Distributed Denial of Service </text:p>
            </text:list-item>
            <text:list-item>
              <text:p text:style-name="P97">finnes også IoT DdoS-er </text:p>
            </text:list-item>
          </text:list>
        </text:list-item>
        <text:list-item>
          <text:p text:style-name="P98"><text:soft-page-break/>Sochial enginering </text:p>
          <text:list>
            <text:list-item>
              <text:p text:style-name="P99">Når man later som om man er noen man ikke er og utnytter det</text:p>
            </text:list-item>
          </text:list>
        </text:list-item>
        <text:list-item>
          <text:p text:style-name="P100">Vulnerabilities and Exploits</text:p>
          <text:list>
            <text:list-item>
              <text:p text:style-name="P101">Svakheter I logikken, <text:span text:style-name="T19">som kan utnyttes </text:span></text:p>
            </text:list-item>
            <text:list-item>
              <text:p text:style-name="P103">Typiske er </text:p>
              <text:list>
                <text:list-item>
                  <text:p text:style-name="P103">Buffer/heap/stack overflows </text:p>
                </text:list-item>
                <text:list-item>
                  <text:p text:style-name="P103">Unvlidated input </text:p>
                </text:list-item>
                <text:list-item>
                  <text:p text:style-name="P103">Race conditions</text:p>
                </text:list-item>
                <text:list-item>
                  <text:p text:style-name="P104">Side-channel leakage <text:span text:style-name="T20">=&gt; Lekker ut informasjon som man ikke skal ha</text:span></text:p>
                </text:list-item>
                <text:list-item>
                  <text:p text:style-name="P105">Se på tiden det tar før de svarer når du tester for passord, eller energiforbruket. </text:p>
                </text:list-item>
              </text:list>
            </text:list-item>
          </text:list>
        </text:list-item>
        <text:list-item>
          <text:p text:style-name="P102">Zero day exploit<text:tab/></text:p>
          <text:list>
            <text:list-item>
              <text:p text:style-name="P102">Exploit som det ikke finnes en patch for ennå </text:p>
            </text:list-item>
          </text:list>
        </text:list-item>
        <text:list-item>
          <text:p text:style-name="P106">Masse authorisation-flaws. </text:p>
          <text:list>
            <text:list-item>
              <text:p text:style-name="P95"/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1:33.115667029</meta:creation-date>
    <meta:generator>LibreOffice/5.1.6.2$Linux_X86_64 LibreOffice_project/10m0$Build-2</meta:generator>
    <dc:date>2019-02-19T16:52:33.742983388</dc:date>
    <meta:editing-duration>PT3H32M58S</meta:editing-duration>
    <meta:editing-cycles>176</meta:editing-cycles>
    <meta:document-statistic meta:table-count="0" meta:image-count="0" meta:object-count="0" meta:page-count="4" meta:paragraph-count="137" meta:word-count="932" meta:character-count="5306" meta:non-whitespace-character-count="4552"/>
  </office:meta>
</office:document-meta>
</file>